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94dd" officeooo:paragraph-rsid="001894dd"/>
    </style:style>
    <style:style style:name="P2" style:family="paragraph" style:parent-style-name="Standard">
      <style:text-properties officeooo:rsid="001894dd" officeooo:paragraph-rsid="00240216"/>
    </style:style>
    <style:style style:name="P3" style:family="paragraph" style:parent-style-name="Standard">
      <style:text-properties officeooo:rsid="001c9599" officeooo:paragraph-rsid="001c9599"/>
    </style:style>
    <style:style style:name="P4" style:family="paragraph" style:parent-style-name="Standard">
      <style:text-properties officeooo:rsid="001c9599" officeooo:paragraph-rsid="00240216"/>
    </style:style>
    <style:style style:name="P5" style:family="paragraph" style:parent-style-name="Standard">
      <style:text-properties officeooo:rsid="001c9599" officeooo:paragraph-rsid="0026a5fc"/>
    </style:style>
    <style:style style:name="P6" style:family="paragraph" style:parent-style-name="Standard">
      <style:text-properties officeooo:rsid="001c9599" officeooo:paragraph-rsid="002a44be"/>
    </style:style>
    <style:style style:name="P7" style:family="paragraph" style:parent-style-name="Standard">
      <style:text-properties officeooo:rsid="0024fed9" officeooo:paragraph-rsid="0024fed9"/>
    </style:style>
    <style:style style:name="P8" style:family="paragraph" style:parent-style-name="Standard">
      <style:text-properties officeooo:rsid="0025fab8" officeooo:paragraph-rsid="0025fab8"/>
    </style:style>
    <style:style style:name="P9" style:family="paragraph" style:parent-style-name="Standard">
      <style:text-properties officeooo:rsid="0024fed9" officeooo:paragraph-rsid="002d8f79"/>
    </style:style>
    <style:style style:name="P10" style:family="paragraph" style:parent-style-name="Standard">
      <style:text-properties officeooo:rsid="0024fed9" officeooo:paragraph-rsid="0024fed9"/>
    </style:style>
    <style:style style:name="T1" style:family="text">
      <style:text-properties officeooo:rsid="0019361a"/>
    </style:style>
    <style:style style:name="T2" style:family="text">
      <style:text-properties officeooo:rsid="001a4c25"/>
    </style:style>
    <style:style style:name="T3" style:family="text">
      <style:text-properties officeooo:rsid="001c9599"/>
    </style:style>
    <style:style style:name="T4" style:family="text">
      <style:text-properties officeooo:rsid="0020572f"/>
    </style:style>
    <style:style style:name="T5" style:family="text">
      <style:text-properties officeooo:rsid="0021ce7f"/>
    </style:style>
    <style:style style:name="T6" style:family="text">
      <style:text-properties officeooo:rsid="0022cd6e"/>
    </style:style>
    <style:style style:name="T7" style:family="text">
      <style:text-properties officeooo:rsid="002397c9"/>
    </style:style>
    <style:style style:name="T8" style:family="text">
      <style:text-properties officeooo:rsid="00240216"/>
    </style:style>
    <style:style style:name="T9" style:family="text">
      <style:text-properties officeooo:rsid="0025fab8"/>
    </style:style>
    <style:style style:name="T10" style:family="text">
      <style:text-properties officeooo:rsid="002696a7"/>
    </style:style>
    <style:style style:name="T11" style:family="text">
      <style:text-properties officeooo:rsid="0026a5fc"/>
    </style:style>
    <style:style style:name="T12" style:family="text">
      <style:text-properties officeooo:rsid="00284974"/>
    </style:style>
    <style:style style:name="T13" style:family="text">
      <style:text-properties officeooo:rsid="002d8f7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oratory 1</text:p>
      <text:p text:style-name="P1"/>
      <text:p text:style-name="P1"/>
      <text:p text:style-name="P1">1. Language Specification</text:p>
      <text:p text:style-name="P1">1.1 Alphabet:</text:p>
      <text:p text:style-name="P1"><text:tab/>1.1.a. Upper (A-Z) and lower case letters (a-z)</text:p>
      <text:p text:style-name="P1"><text:tab/> 1.1.b Decimal digits (0-9)</text:p>
      <text:p text:style-name="P1">Lexic:</text:p>
      <text:p text:style-name="P1"><text:tab/>a.Special symbols, representing:</text:p>
      <text:p text:style-name="P1"><text:tab/><text:tab/>-operators: +, -, *, /, =, &lt;, &gt;, &lt;=, ==, &gt;=, !<text:span text:style-name="T8">=, &amp;&amp;, ||</text:span></text:p>
      <text:p text:style-name="P1"><text:tab/><text:tab/>-separators: ;, {}, <text:span text:style-name="T9">(), space, ‘\n’</text:span></text:p>
      <text:p text:style-name="P1"><text:tab/><text:tab/>-reserved words: int, char, double, if, else, <text:span text:style-name="T8">while</text:span>, <text:span text:style-name="T6">read, print, list</text:span></text:p>
      <text:p text:style-name="P1"><text:tab/>b.identifiers</text:p>
      <text:p text:style-name="P1"><text:tab/><text:tab/>-sequence of letters and digits such that the first character is a letter</text:p>
      <text:p text:style-name="P1"><text:tab/><text:tab/>-Rule: identifier = letter | letter <text:span text:style-name="T12">(</text:span>{letter} <text:span text:style-name="T12">| </text:span>{digit}<text:span text:style-name="T12">)</text:span></text:p>
      <text:p text:style-name="P1"><text:tab/><text:tab/><text:tab/>letter = “A” | “B” | … | “Z” | “a” | “b” | … | “z”</text:p>
      <text:p text:style-name="P1"><text:tab/><text:tab/><text:tab/>digit = “0” | “1” | … | “9”</text:p>
      <text:p text:style-name="P1"><text:tab/>c.constants</text:p>
      <text:p text:style-name="P1"><text:tab/><text:tab/><text:span text:style-name="T1">1.integer – rule:</text:span></text:p>
      <text:p text:style-name="P1"><text:tab/><text:tab/><text:tab/><text:span text:style-name="T1">integerConstant = [ “+” | “-” ] nonzero_digit {digit} | “0”</text:span></text:p>
      <text:p text:style-name="P1"><text:tab/><text:tab/><text:tab/><text:span text:style-name="T2">nonzero_digit = “1” | “2” | … | “9”</text:span></text:p>
      <text:p text:style-name="P1"><text:tab/><text:tab/><text:tab/><text:span text:style-name="T2">digit = “0” | nonzero_digit</text:span></text:p>
      <text:p text:style-name="P1"><text:tab/><text:tab/><text:span text:style-name="T2">2.character – rule:</text:span></text:p>
      <text:p text:style-name="P1"><text:tab/><text:tab/><text:tab/><text:span text:style-name="T2">character = ‘letter ‘ | ‘digit’</text:span></text:p>
      <text:p text:style-name="P1"><text:tab/><text:tab/><text:tab/><text:span text:style-name="T2">letter and digit defined at b.</text:span></text:p>
      <text:p text:style-name="P1"><text:tab/><text:tab/><text:span text:style-name="T2">3.list of integers– rule:</text:span></text:p>
      <text:p text:style-name="P1"><text:tab/><text:tab/><text:tab/><text:span text:style-name="T3">list_of_integer = “[“ + <text:s/>elements + “]”</text:span></text:p>
      <text:p text:style-name="P1"><text:tab/><text:tab/><text:tab/><text:span text:style-name="T3">elements = element {“, ” <text:s/>element}</text:span></text:p>
      <text:p text:style-name="P1"><text:tab/><text:tab/><text:tab/><text:span text:style-name="T3">element = integer</text:span></text:p>
      <text:p text:style-name="P3">2. Syntax:</text:p>
      <text:p text:style-name="P3"><text:tab/>a. Sintactical rules:</text:p>
      <text:p text:style-name="P3"><text:tab/><text:tab/><text:span text:style-name="T4">program = “ int main () <text:s/>{ “ statementList ” } “</text:span></text:p>
      <text:p text:style-name="P3"><text:tab/><text:tab/><text:span text:style-name="T5">statementList = statement ; { statement ; }</text:span></text:p>
      <text:p text:style-name="P3"><text:tab/><text:tab/><text:span text:style-name="T5">statement = simpleAssignmentStatement | listAssignmentStatement | ioStatement | whileStatement | ifStatement </text:span></text:p>
      <text:p text:style-name="P3"><text:tab/><text:tab/><text:span text:style-name="T7">simpleAssignmentStatement = type identifier “=” expression</text:span></text:p>
      <text:p text:style-name="P3"><text:tab/><text:tab/><text:span text:style-name="T7">type = “int” | “char” | “double”</text:span></text:p>
      <text:p text:style-name="P3"><text:tab/><text:tab/><text:span text:style-name="T7">listAssignmentStatement = “list” identifier “=” list_of_integer (defined at c.3)</text:span></text:p>
      <text:p text:style-name="P6"><text:tab/><text:tab/><text:span text:style-name="T8">ioStatement = <text:s/>“print” (“(“ identifier | constant“)” ) | “read” identifier <text:s/>a</text:span></text:p>
      <text:p text:style-name="P4"><text:tab/><text:tab/><text:span text:style-name="T8">ifStatement = “if (” condition “) {” statementList “}” <text:s/>{ <text:s/>“else {” statementList “}” <text:s/>}</text:span></text:p>
      <text:p text:style-name="P4"><text:tab/><text:tab/><text:span text:style-name="T8">whileStatement = “while (“ expression “) {“ statementList “}”<text:tab/></text:span><text:tab/><text:tab/></text:p>
      <text:p text:style-name="P5"><text:tab/><text:tab/><text:span text:style-name="T10">expression = constantExpression | booleanExpression | arithmeticExpression | variableExpression</text:span></text:p>
      <text:p text:style-name="P5"><text:tab/><text:tab/><text:span text:style-name="T11">constantExpression = integerConstant (defined at c.1) | character (defined at c.2)</text:span></text:p>
      <text:p text:style-name="P5"><text:tab/><text:tab/><text:span text:style-name="T11">arithmeticExpression = expression operator expression</text:span></text:p>
      <text:p text:style-name="P5"><text:tab/><text:tab/><text:span text:style-name="T11">operator = “+” | “-” | “*” | “/” </text:span></text:p>
      <text:p text:style-name="P5"><text:tab/><text:tab/><text:span text:style-name="T11">booleanExpression = expression booleanOperator expression</text:span></text:p>
      <text:p text:style-name="P5"><text:tab/><text:tab/><text:span text:style-name="T11">booleanOperator = “==” | “&lt;=” | “&gt;=” | “&lt;” | “&gt;” | “!=” | “&amp;&amp;” | “||”</text:span></text:p>
      <text:p text:style-name="P5"><text:tab/><text:tab/><text:span text:style-name="T11">variableExpression = identifier</text:span></text:p>
      <text:p text:style-name="P5"/>
      <text:p text:style-name="P3"><text:tab/><text:tab/></text:p>
      <text:p text:style-name="P3"><text:tab/><text:span text:style-name="T8">b. Lexical rules:</text:span></text:p>
      <text:p text:style-name="P3"><text:soft-page-break/><text:tab/><text:tab/><text:span text:style-name="T8">identifier = letter | letter{letter}{digit}</text:span></text:p>
      <text:p text:style-name="P2"><text:tab/><text:tab/>letter = “A” | “B” | … | “Z” | “a” | “b” | … | “z”</text:p>
      <text:p text:style-name="P2"><text:tab/><text:tab/>digit = “0” | “1” | … | “9”</text:p>
      <text:p text:style-name="P3"/>
      <text:p text:style-name="P3"><text:s/><text:tab/><text:tab/><text:tab/></text:p>
      <text:p text:style-name="P7">Codification:</text:p>
      <text:p text:style-name="P7"/>
      <text:p text:style-name="P7">Token type → Code</text:p>
      <text:p text:style-name="P9">identifier →<text:span text:style-name="T13"> </text:span><text:s/>0</text:p>
      <text:p text:style-name="P9"><text:s/>constant →<text:span text:style-name="T13"> </text:span><text:s/><text:span text:style-name="T13">1</text:span></text:p>
      <text:p text:style-name="P9">+ →<text:span text:style-name="T13"> </text:span>2</text:p>
      <text:p text:style-name="P9">-→<text:span text:style-name="T13"> </text:span><text:s/>3</text:p>
      <text:p text:style-name="P9">* →<text:span text:style-name="T13"> </text:span><text:s/>4 </text:p>
      <text:p text:style-name="P9">/ →<text:span text:style-name="T13"> </text:span><text:s/>5</text:p>
      <text:p text:style-name="P9">= →<text:span text:style-name="T13"> </text:span><text:s/>6</text:p>
      <text:p text:style-name="P9">&lt; →<text:span text:style-name="T13"> </text:span><text:s/>7</text:p>
      <text:p text:style-name="P9">&gt; →<text:span text:style-name="T13"> </text:span><text:s/>8</text:p>
      <text:p text:style-name="P9">&lt;= →<text:span text:style-name="T13"> </text:span><text:s/>9</text:p>
      <text:p text:style-name="P9">== →<text:span text:style-name="T13"> </text:span>10</text:p>
      <text:p text:style-name="P9">&gt;= →<text:span text:style-name="T13"> </text:span><text:s/>11 </text:p>
      <text:p text:style-name="P9">!= →<text:span text:style-name="T13"> </text:span><text:s/>12</text:p>
      <text:p text:style-name="P9">&amp;&amp; → 13</text:p>
      <text:p text:style-name="P9">|| →14</text:p>
      <text:p text:style-name="P9">; →15 </text:p>
      <text:p text:style-name="P9">{ → 16</text:p>
      <text:p text:style-name="P9"><text:s/>} →17</text:p>
      <text:p text:style-name="P9"><text:s/>( →<text:span text:style-name="T13"> </text:span>18</text:p>
      <text:p text:style-name="P9"><text:s/>) →19</text:p>
      <text:p text:style-name="P9"><text:s/>‘ ‘ →<text:span text:style-name="T13"> </text:span>20</text:p>
      <text:p text:style-name="P9"><text:s/>'\n': 21</text:p>
      <text:p text:style-name="P9"><text:s/>[ →<text:span text:style-name="T13"> </text:span>22</text:p>
      <text:p text:style-name="P9"><text:s/>] →<text:span text:style-name="T13"> </text:span>23</text:p>
      <text:p text:style-name="P9"><text:s/>, →<text:span text:style-name="T13"> </text:span>24</text:p>
      <text:p text:style-name="P9"><text:s/>int →<text:span text:style-name="T13"> </text:span>25</text:p>
      <text:p text:style-name="P9">char →<text:span text:style-name="T13"> </text:span>26</text:p>
      <text:p text:style-name="P9">double →<text:span text:style-name="T13"> </text:span>27</text:p>
      <text:p text:style-name="P9">if → 28</text:p>
      <text:p text:style-name="P9">else →<text:span text:style-name="T13"> </text:span>29</text:p>
      <text:p text:style-name="P9">while →30</text:p>
      <text:p text:style-name="P9">read →<text:span text:style-name="T13"> </text:span>31</text:p>
      <text:p text:style-name="P9">print →<text:span text:style-name="T13"> </text:span><text:s/>32</text:p>
      <text:p text:style-name="P9">list →<text:span text:style-name="T13"> </text:span>33</text:p>
      <text:p text:style-name="P9">int_main →<text:span text:style-name="T13"> </text:span><text:s/>34</text:p>
      <text:p text:style-name="P8"/>
      <text:p text:style-name="P8"/>
      <text:p text:style-name="P8"/>
      <text:p text:style-name="P8"/>
      <text:p text:style-name="P7"/>
      <text:p text:style-name="P1"><text:tab/><text:tab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14:48:30.466016003</meta:creation-date>
    <dc:date>2019-11-20T21:59:32.834023423</dc:date>
    <meta:editing-duration>P1DT47M23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2" meta:paragraph-count="90" meta:word-count="456" meta:character-count="2483" meta:non-whitespace-character-count="1971"/>
  </office:meta>
</office:document-meta>
</file>